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1a11" officeooo:paragraph-rsid="00061a11"/>
    </style:style>
    <style:style style:name="P2" style:family="paragraph" style:parent-style-name="Standard">
      <style:text-properties officeooo:rsid="00061a11" officeooo:paragraph-rsid="0006a182"/>
    </style:style>
    <style:style style:name="P3" style:family="paragraph" style:parent-style-name="Standard">
      <style:text-properties officeooo:rsid="00061a11" officeooo:paragraph-rsid="0013d908"/>
    </style:style>
    <style:style style:name="P4" style:family="paragraph" style:parent-style-name="Standard">
      <style:text-properties fo:font-size="10pt" officeooo:rsid="00061a11" officeooo:paragraph-rsid="00061a11" style:font-size-asian="10pt" style:font-size-complex="10pt"/>
    </style:style>
    <style:style style:name="P5" style:family="paragraph" style:parent-style-name="Standard">
      <style:text-properties fo:font-size="10pt" officeooo:rsid="00061a11" officeooo:paragraph-rsid="0006a182" style:font-size-asian="10pt" style:font-size-complex="10pt"/>
    </style:style>
    <style:style style:name="P6" style:family="paragraph" style:parent-style-name="Standard">
      <style:text-properties fo:font-size="10pt" officeooo:rsid="000dd6e4" officeooo:paragraph-rsid="00061a11" style:font-size-asian="10pt" style:font-size-complex="10pt"/>
    </style:style>
    <style:style style:name="P7" style:family="paragraph" style:parent-style-name="Standard">
      <style:text-properties officeooo:rsid="000a0151" officeooo:paragraph-rsid="000b3775"/>
    </style:style>
    <style:style style:name="P8" style:family="paragraph" style:parent-style-name="Standard">
      <style:text-properties officeooo:rsid="000a0151" officeooo:paragraph-rsid="000c9cc9"/>
    </style:style>
    <style:style style:name="P9" style:family="paragraph" style:parent-style-name="Standard">
      <style:paragraph-properties fo:break-before="page"/>
      <style:text-properties officeooo:rsid="00061a11" officeooo:paragraph-rsid="0006a182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1a11" officeooo:paragraph-rsid="00061a11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1a11" officeooo:paragraph-rsid="0010bcf1"/>
    </style:style>
    <style:style style:name="P12" style:family="paragraph" style:parent-style-name="Standard">
      <style:text-properties fo:font-size="10pt" officeooo:rsid="000dd6e4" officeooo:paragraph-rsid="0010bcf1" style:font-size-asian="10pt" style:font-size-complex="10pt"/>
    </style:style>
    <style:style style:name="P13" style:family="paragraph" style:parent-style-name="Standard">
      <style:text-properties fo:font-size="10pt" officeooo:rsid="000dd6e4" officeooo:paragraph-rsid="001563fa" style:font-size-asian="10pt" style:font-size-complex="10pt"/>
    </style:style>
    <style:style style:name="P14" style:family="paragraph" style:parent-style-name="Quotations">
      <style:paragraph-properties fo:margin-left="0in" fo:margin-right="0.3937in" fo:text-indent="0in" style:auto-text-indent="false"/>
      <style:text-properties fo:font-size="10pt" officeooo:rsid="00061a11" officeooo:paragraph-rsid="001563fa" style:font-size-asian="10pt" style:font-size-complex="10pt"/>
    </style:style>
    <style:style style:name="P15" style:family="paragraph" style:parent-style-name="Quotations">
      <style:paragraph-properties fo:margin-left="0in" fo:margin-right="0.3937in" fo:text-indent="0in" style:auto-text-indent="false"/>
      <style:text-properties officeooo:paragraph-rsid="001563fa"/>
    </style:style>
    <style:style style:name="T1" style:family="text">
      <style:text-properties officeooo:rsid="000c9cc9"/>
    </style:style>
    <style:style style:name="T2" style:family="text">
      <style:text-properties officeooo:rsid="000fec75"/>
    </style:style>
    <style:style style:name="T3" style:family="text">
      <style:text-properties fo:font-size="10pt"/>
    </style:style>
    <style:style style:name="T4" style:family="text">
      <style:text-properties fo:font-size="10pt" officeooo:rsid="0010bcf1" style:font-size-asian="10pt" style:font-size-complex="10pt"/>
    </style:style>
    <style:style style:name="T5" style:family="text">
      <style:text-properties fo:font-size="10pt" officeooo:rsid="000fec75" style:font-size-asian="10pt" style:font-size-complex="10pt"/>
    </style:style>
    <style:style style:name="T6" style:family="text">
      <style:text-properties fo:font-size="10pt" officeooo:rsid="00061a11" style:font-size-asian="10pt" style:font-size-complex="10pt"/>
    </style:style>
    <style:style style:name="T7" style:family="text">
      <style:text-properties fo:font-size="10pt" officeooo:rsid="001563fa" style:font-size-asian="10pt" style:font-size-complex="10pt"/>
    </style:style>
    <style:style style:name="T8" style:family="text">
      <style:text-properties fo:font-size="10pt" fo:font-weight="bold" officeooo:rsid="000fec75" style:font-size-asian="10pt" style:font-weight-asian="bold" style:font-size-complex="10pt" style:font-weight-complex="bold"/>
    </style:style>
    <style:style style:name="T9" style:family="text">
      <style:text-properties fo:font-size="10pt" officeooo:rsid="001563fa"/>
    </style:style>
    <style:style style:name="T10" style:family="text">
      <style:text-properties officeooo:rsid="0010bcf1"/>
    </style:style>
    <style:style style:name="T11" style:family="text">
      <style:text-properties officeooo:rsid="0013d90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d908" style:font-weight-asian="bold" style:font-weight-complex="bold"/>
    </style:style>
    <style:style style:name="T14" style:family="text">
      <style:text-properties fo:font-weight="bold" officeooo:rsid="000fec75" style:font-weight-asian="bold" style:font-weight-complex="bold"/>
    </style:style>
    <style:style style:name="T15" style:family="text">
      <style:text-properties officeooo:rsid="00156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-Video NAS Drive “AV1”, for closed network 'Audio-Video' at Dhamma Dhara</text:p>
      <text:p text:style-name="P1"/>
      <text:p text:style-name="P8"><text:span text:style-name="T12">Power On/Off</text:span>: Press the Power button (bottom front) for 2 seconds and release. <text:s/>Startup and shutdown take about a minute, be patient. <text:s/><text:span text:style-name="T1">If there are no front lights then the power is off.</text:span></text:p>
      <text:p text:style-name="P1"/>
      <text:p text:style-name="P3"><text:span text:style-name="T12">Windows Shared Folder</text:span><text:span text:style-name="T13">s:</text:span></text:p>
      <text:p text:style-name="P3"><text:span text:style-name="T11">u</text:span>sername: <text:s text:c="36"/></text:p>
      <text:p text:style-name="P3"><text:span text:style-name="T11">p</text:span>assword:</text:p>
      <text:p text:style-name="P1"/>
      <text:p text:style-name="P1">Note: names are not case-sensitive</text:p>
      <text:p text:style-name="P1"/>
      <text:p text:style-name="P4">\\AV1\10Day_EN </text:p>
      <text:p text:style-name="P4">\\AV1\10Day_Burmese_EN</text:p>
      <text:p text:style-name="P4">\\AV1\10Day_Chinese_EN</text:p>
      <text:p text:style-name="P4">\\AV1\10Day_Khmer_EN <text:s text:c="3"/></text:p>
      <text:p text:style-name="P4">\\AV1\10day_Thai_EN <text:s text:c="4"/></text:p>
      <text:p text:style-name="P4"/>
      <text:p text:style-name="P4">\\AV1\1Day_EN <text:s text:c="8"/></text:p>
      <text:p text:style-name="P4">\\AV1\3Day_EN <text:s text:c="7"/></text:p>
      <text:p text:style-name="P4">\\AV1\3Day_Burmese_EN </text:p>
      <text:p text:style-name="P4">\\AV1\3Day_Khmer_EN</text:p>
      <text:p text:style-name="P4">\\AV1\9Day_EN</text:p>
      <text:p text:style-name="P4"/>
      <text:p text:style-name="P4">\\AV1\STP_EN <text:s/></text:p>
      <text:p text:style-name="P4">\\AV1\STP_Burmese_EN </text:p>
      <text:p text:style-name="P4">\\AV1\STP_Khmer_EN</text:p>
      <text:p text:style-name="P4"/>
      <text:p text:style-name="P4">\\AV1\10DaySpl_EN</text:p>
      <text:p text:style-name="P4">\\AV1\20Day_EN<text:tab/></text:p>
      <text:p text:style-name="P4">\\AV1\30Day_EN <text:tab/></text:p>
      <text:p text:style-name="P4">\\AV1\30Day_Khmer_EN </text:p>
      <text:p text:style-name="P4">\\AV1\45Day_EN </text:p>
      <text:p text:style-name="P4">\\AV1\45Day_Khmer_EN</text:p>
      <text:p text:style-name="P4">\\AV1\45Day15A_EN</text:p>
      <text:p text:style-name="P4">\\AV1\60Day_EN</text:p>
      <text:p text:style-name="P4"/>
      <text:p text:style-name="P4">\\AV1\RequiredAudio <text:s text:c="2"/># Group Sittings, Chantings,,Workers Metta, Dhamma Service, Gongs/Alarms</text:p>
      <text:p text:style-name="P4">\\AV1\SonosLibrary <text:s text:c="3"/># the entire WWL audio library of MP3 files, navigate by Music Library &gt; Files, instead of Albums</text:p>
      <text:p text:style-name="P4">\\AV1\VideoLibrary <text:s text:c="3"/># the video MP4 library, reserved for future use by the Western Digital MP4 player</text:p>
      <text:p text:style-name="P4">\\AV1\iPodLibrary <text:s text:c="4"/># the unmodified MP3 files for iPod loading (no Sonos retagging) + extra stuff for AT Mac Minis.</text:p>
      <text:p text:style-name="P10"/>
      <text:p text:style-name="P4"/>
      <text:p text:style-name="P13"/>
      <text:p text:style-name="P15"><text:span text:style-name="T8">System Setup in brief</text:span><text:span text:style-name="T5">: starting with factory default settings (System Settings&gt;Backup&gt;Restore to factory default):<text:line-break/></text:span><text:span text:style-name="T6">0. Launch Qfinder on computer to find and start administration web app.<text:line-break/>Administration u: admin <text:s text:c="6"/>p: </text:span><text:span text:style-name="T3"><text:line-break/>1. Control Panel &gt; System Settings: enable 'admin' user, server name: AV#, update time to computer time and correct time zone.<text:line-break/>2. Control Panel &gt; Network Services: enable 'ssh' and enable file sharing via Windows (Samba/SMB), and Apple (AFP) protocols.<text:line-break/>3. Control Panel &gt; Network Services: disable all other network services (FTP, etc).<text:line-break/>4. Control Panel &gt; Applications: disable all applications and services.<text:line-break/>5. Control Panel &gt; Privilege Settings &gt; Shared Folders: 'hide' all default folders, add above list of custom folders, using all defaults except adding “Advanced: guest access Read-only, </text:span><text:span text:style-name="T9">Recycle Bin: Disable</text:span><text:span text:style-name="T3">”.<text:line-break/>6. from command line, run: tag_munger/lib/updatesToWWL/update3_fromLocalSonosLibrary_to_NAS.sh<text:line-break/> <text:tab/><text:tab/><text:tab/><text:tab/><text:tab/><text:tab/><text:tab/><text:tab/><text:tab/><text:tab/></text:span><text:span text:style-name="T4">U</text:span><text:span text:style-name="T6">pdated 2014-0</text:span><text:span text:style-name="T7">9-06</text:span><text:span text:style-name="T6"> cdm</text:span></text:p>
      <text:p text:style-name="P9">Audio-Video NAS Drive “AV2”, for closed network 'Audio-Video' at Dhamma Dhara</text:p>
      <text:p text:style-name="P2"/>
      <text:p text:style-name="P7"><text:span text:style-name="T12">Power On/Off</text:span>: Press the Power button (bottom front) for 2 seconds and release. <text:s/>Startup and shutdown take about a minute, be patient. <text:s/><text:span text:style-name="T1">If there are no front lights then the power is off.</text:span></text:p>
      <text:p text:style-name="P7"/>
      <text:p text:style-name="P2"><text:span text:style-name="T12">Windows Shared Folders</text:span>:</text:p>
      <text:p text:style-name="P2">Username:</text:p>
      <text:p text:style-name="P2">Password:</text:p>
      <text:p text:style-name="P2"/>
      <text:p text:style-name="P2">Note: names are not case-sensitive</text:p>
      <text:p text:style-name="P2"/>
      <text:p text:style-name="P5">\\AV2\10Day_EN </text:p>
      <text:p text:style-name="P5">\\AV2\10Day_Burmese_EN</text:p>
      <text:p text:style-name="P5">\\AV2\10Day_Chinese_EN</text:p>
      <text:p text:style-name="P5">\\AV2\10Day_Khmer_EN <text:s text:c="3"/></text:p>
      <text:p text:style-name="P5">\\AV2\10day_Thai_EN <text:s text:c="4"/></text:p>
      <text:p text:style-name="P5"/>
      <text:p text:style-name="P5">\\AV2\1Day_EN <text:s text:c="8"/></text:p>
      <text:p text:style-name="P5">\\AV2\3Day_EN <text:s text:c="7"/></text:p>
      <text:p text:style-name="P5">\\AV2\3Day_Burmese_EN </text:p>
      <text:p text:style-name="P5">\\AV2\3Day_Khmer_EN</text:p>
      <text:p text:style-name="P5">\\AV2\9Day_EN</text:p>
      <text:p text:style-name="P5"/>
      <text:p text:style-name="P5">\\AV2\STP_EN <text:s/></text:p>
      <text:p text:style-name="P5">\\AV2\STP_Burmese_EN </text:p>
      <text:p text:style-name="P5">\\AV2\STP_Khmer_EN</text:p>
      <text:p text:style-name="P5"/>
      <text:p text:style-name="P5">\\AV2\10DaySpl_EN</text:p>
      <text:p text:style-name="P5">\\AV2\20Day_EN<text:tab/></text:p>
      <text:p text:style-name="P5">\\AV2\30Day_EN <text:tab/></text:p>
      <text:p text:style-name="P5">\\AV2\30Day_Khmer_EN </text:p>
      <text:p text:style-name="P5">\\AV2\45Day_EN </text:p>
      <text:p text:style-name="P5">\\AV2\45Day_Khmer_EN</text:p>
      <text:p text:style-name="P5">\\AV2\45Day15A_EN</text:p>
      <text:p text:style-name="P5">\\AV2\60Day_EN</text:p>
      <text:p text:style-name="P5"/>
      <text:p text:style-name="P5">\\AV2\RequiredAudio <text:s text:c="2"/># Group Sittings, Chantings,,Workers Metta, Dhamma Service, Gongs/Alarms</text:p>
      <text:p text:style-name="P5">\\AV2\SonosLibrary <text:s text:c="3"/># the entire WWL audio library of MP3 files, navigate by Music Library &gt; Files, instead of Albums</text:p>
      <text:p text:style-name="P5">\\AV2\VideoLibrary <text:s text:c="3"/># the video MP4 library, reserved for future use by the Western Digital MP4 player</text:p>
      <text:p text:style-name="P5">\\AV2\iPodLibrary <text:s text:c="4"/># the unmodified MP3 files for iPod loading (no Sonos retagging) + extra stuff for AT Mac Minis.</text:p>
      <text:p text:style-name="P11"/>
      <text:p text:style-name="P12"/>
      <text:p text:style-name="P14"><text:span text:style-name="T14">System Setup in brief</text:span><text:span text:style-name="T2">: starting with factory default settings (System Settings&gt;Backup&gt;Restore to factory default):<text:line-break/></text:span>0. Launch Qfinder on computer to find and start administration web app.<text:line-break/>Administration u: admin <text:s text:c="6"/>p: <text:line-break/>1. Control Panel &gt; System Settings: enable 'admin' user, server name: AV#, update time to computer time and correct time zone.<text:line-break/>2. Control Panel &gt; Network Services: enable 'ssh' and enable file sharing via Windows (Samba/SMB), and Apple (AFP) protocols.<text:line-break/>3. Control Panel &gt; Network Services: disable all other network services (FTP, etc).<text:line-break/>4. Control Panel &gt; Applications: disable all applications and services.<text:line-break/>5. Control Panel &gt; Privilege Settings &gt; Shared Folders: 'hide' all default folders, add above list of custom folders, using all defaults except adding “Advanced: guest access Read-only, <text:span text:style-name="T15">Recycle Bin: Disable</text:span>”.<text:line-break/>6. from command line, run: tag_munger/lib/updatesToWWL/update3_fromLocalSonosLibrary_to_NAS.sh<text:line-break/> <text:tab/><text:tab/><text:tab/><text:tab/><text:tab/><text:tab/><text:tab/><text:tab/><text:tab/><text:tab/><text:span text:style-name="T10">U</text:span>pdated 2014-0<text:span text:style-name="T15">9-06</text:span> cd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15:45.460124000</meta:creation-date>
    <dc:date>2014-09-06T11:51:59.784872000</dc:date>
    <meta:editing-duration>PT20H49M38S</meta:editing-duration>
    <meta:editing-cycles>15</meta:editing-cycles>
    <meta:generator>LibreOffice/4.2.5.2$MacOSX_x86 LibreOffice_project/61cb170a04bb1f12e77c884eab9192be736ec5f5</meta:generator>
    <meta:print-date>2014-08-30T17:42:03.009718000</meta:print-date>
    <meta:document-statistic meta:table-count="0" meta:image-count="0" meta:object-count="0" meta:page-count="2" meta:paragraph-count="64" meta:word-count="542" meta:character-count="4301" meta:non-whitespace-character-count="3650"/>
  </office:meta>
</office:document-meta>
</file>